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4.64</text:p>
          </table:table-cell>
          <table:table-cell table:number-columns-repeated="2"/>
          <table:table-cell office:value-type="string" calcext:value-type="string">
            <text:p>3804.64-26.08=37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44.5516|</text:p>
          </table:table-cell>
          <table:table-cell table:number-columns-repeated="3"/>
          <table:table-cell office:value-type="string" calcext:value-type="string">
            <text:p>1888.75+3778.56=5667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42.16</text:p>
          </table:table-cell>
          <table:table-cell table:number-columns-repeated="2"/>
          <table:table-cell office:value-type="string" calcext:value-type="string">
            <text:p>659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7510.8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.00.0000</text:date>, <text:time style:data-style-name="N2" text:time-value="06:32:31.4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03T06:36:12.070000000</dc:date>
    <meta:editing-duration>P5DT13H30M31S</meta:editing-duration>
    <meta:editing-cycles>2148</meta:editing-cycles>
    <meta:document-statistic meta:table-count="4" meta:cell-count="11831" meta:object-count="0"/>
  </office:meta>
</office:document-meta>
</file>